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>
      <style:text-properties officeooo:rsid="00f0b6a4" officeooo:paragraph-rsid="00f0b6a4"/>
    </style:style>
    <style:style style:name="P69" style:family="paragraph" style:parent-style-name="Preformatted_20_Text">
      <style:text-properties officeooo:rsid="00f22920" officeooo:paragraph-rsid="00f22920"/>
    </style:style>
    <style:style style:name="P70" style:family="paragraph" style:parent-style-name="Preformatted_20_Text">
      <style:text-properties officeooo:rsid="00fc7e99" officeooo:paragraph-rsid="00fc7e99"/>
    </style:style>
    <style:style style:name="P71" style:family="paragraph" style:parent-style-name="Preformatted_20_Text">
      <style:text-properties officeooo:rsid="00fd2551" officeooo:paragraph-rsid="00fd2551"/>
    </style:style>
    <style:style style:name="P72" style:family="paragraph" style:parent-style-name="Preformatted_20_Text" style:list-style-name="L1">
      <style:text-properties officeooo:rsid="001e3be2" officeooo:paragraph-rsid="001e3be2"/>
    </style:style>
    <style:style style:name="P73" style:family="paragraph" style:parent-style-name="Preformatted_20_Text" style:list-style-name="L1">
      <style:text-properties officeooo:rsid="001ee08f" officeooo:paragraph-rsid="001ee08f"/>
    </style:style>
    <style:style style:name="P74" style:family="paragraph" style:parent-style-name="Preformatted_20_Text" style:list-style-name="L1">
      <style:text-properties officeooo:rsid="001f5cf0" officeooo:paragraph-rsid="001f5cf0"/>
    </style:style>
    <style:style style:name="P75" style:family="paragraph" style:parent-style-name="Preformatted_20_Text" style:list-style-name="L1">
      <style:text-properties officeooo:rsid="00215526" officeooo:paragraph-rsid="00215526"/>
    </style:style>
    <style:style style:name="P76" style:family="paragraph" style:parent-style-name="Preformatted_20_Text" style:list-style-name="L1">
      <style:text-properties officeooo:rsid="002286ce" officeooo:paragraph-rsid="002286ce"/>
    </style:style>
    <style:style style:name="P77" style:family="paragraph" style:parent-style-name="Preformatted_20_Text" style:list-style-name="L2">
      <style:text-properties officeooo:rsid="0025e759" officeooo:paragraph-rsid="0025e759"/>
    </style:style>
    <style:style style:name="P78" style:family="paragraph" style:parent-style-name="Preformatted_20_Text" style:list-style-name="L3">
      <style:text-properties officeooo:rsid="0027ffe3" officeooo:paragraph-rsid="0027ffe3"/>
    </style:style>
    <style:style style:name="P79" style:family="paragraph" style:parent-style-name="Preformatted_20_Text" style:list-style-name="L3">
      <style:text-properties officeooo:rsid="00296135" officeooo:paragraph-rsid="00296135"/>
    </style:style>
    <style:style style:name="P80" style:family="paragraph" style:parent-style-name="Preformatted_20_Text" style:list-style-name="L3">
      <style:text-properties officeooo:rsid="0029e841" officeooo:paragraph-rsid="0029e841"/>
    </style:style>
    <style:style style:name="P81" style:family="paragraph" style:parent-style-name="Preformatted_20_Text" style:list-style-name="L3">
      <style:text-properties officeooo:rsid="0029fe14" officeooo:paragraph-rsid="0029fe14"/>
    </style:style>
    <style:style style:name="P82" style:family="paragraph" style:parent-style-name="Preformatted_20_Text" style:list-style-name="L4">
      <style:text-properties officeooo:rsid="002b9501" officeooo:paragraph-rsid="002b9501"/>
    </style:style>
    <style:style style:name="P83" style:family="paragraph" style:parent-style-name="Preformatted_20_Text" style:list-style-name="L5">
      <style:text-properties officeooo:rsid="002cd508" officeooo:paragraph-rsid="002cd508"/>
    </style:style>
    <style:style style:name="P84" style:family="paragraph" style:parent-style-name="Preformatted_20_Text" style:list-style-name="L5">
      <style:text-properties officeooo:rsid="002d8639" officeooo:paragraph-rsid="002d8639"/>
    </style:style>
    <style:style style:name="P85" style:family="paragraph" style:parent-style-name="Preformatted_20_Text" style:list-style-name="L5">
      <style:text-properties officeooo:rsid="0030d2fd" officeooo:paragraph-rsid="0030d2fd"/>
    </style:style>
    <style:style style:name="P86" style:family="paragraph" style:parent-style-name="Preformatted_20_Text" style:list-style-name="L6">
      <style:text-properties officeooo:rsid="0031a148" officeooo:paragraph-rsid="0031a148"/>
    </style:style>
    <style:style style:name="P87" style:family="paragraph" style:parent-style-name="Preformatted_20_Text" style:list-style-name="L6">
      <style:text-properties officeooo:rsid="00326b94" officeooo:paragraph-rsid="00326b94"/>
    </style:style>
    <style:style style:name="P88" style:family="paragraph" style:parent-style-name="Preformatted_20_Text" style:list-style-name="L6">
      <style:text-properties officeooo:rsid="0032a936" officeooo:paragraph-rsid="0032a936"/>
    </style:style>
    <style:style style:name="P89" style:family="paragraph" style:parent-style-name="Preformatted_20_Text" style:list-style-name="L7">
      <style:text-properties officeooo:rsid="003428b3" officeooo:paragraph-rsid="003428b3"/>
    </style:style>
    <style:style style:name="P90" style:family="paragraph" style:parent-style-name="Preformatted_20_Text" style:list-style-name="L7">
      <style:text-properties officeooo:rsid="00349f4c" officeooo:paragraph-rsid="00349f4c"/>
    </style:style>
    <style:style style:name="P91" style:family="paragraph" style:parent-style-name="Preformatted_20_Text" style:list-style-name="L8">
      <style:text-properties officeooo:rsid="0038ed6e" officeooo:paragraph-rsid="0038ed6e"/>
    </style:style>
    <style:style style:name="P92" style:family="paragraph" style:parent-style-name="Preformatted_20_Text" style:list-style-name="L8">
      <style:text-properties officeooo:rsid="003ae9bc" officeooo:paragraph-rsid="003ae9bc"/>
    </style:style>
    <style:style style:name="P93" style:family="paragraph" style:parent-style-name="Preformatted_20_Text" style:list-style-name="L9">
      <style:text-properties officeooo:rsid="003e616d" officeooo:paragraph-rsid="003e616d"/>
    </style:style>
    <style:style style:name="P94" style:family="paragraph" style:parent-style-name="Preformatted_20_Text" style:list-style-name="L10">
      <style:text-properties officeooo:rsid="003f6633" officeooo:paragraph-rsid="003f6633"/>
    </style:style>
    <style:style style:name="P95" style:family="paragraph" style:parent-style-name="Preformatted_20_Text" style:list-style-name="L11">
      <style:text-properties officeooo:rsid="00417d61" officeooo:paragraph-rsid="00417d61"/>
    </style:style>
    <style:style style:name="P96" style:family="paragraph" style:parent-style-name="Preformatted_20_Text" style:list-style-name="L12">
      <style:text-properties officeooo:rsid="004370b9" officeooo:paragraph-rsid="004370b9"/>
    </style:style>
    <style:style style:name="P97" style:family="paragraph" style:parent-style-name="Preformatted_20_Text" style:list-style-name="L13">
      <style:text-properties officeooo:rsid="00451f08" officeooo:paragraph-rsid="00451f08"/>
    </style:style>
    <style:style style:name="P98" style:family="paragraph" style:parent-style-name="Preformatted_20_Text" style:list-style-name="L13">
      <style:text-properties officeooo:rsid="00455c19" officeooo:paragraph-rsid="00455c19"/>
    </style:style>
    <style:style style:name="P99" style:family="paragraph" style:parent-style-name="Preformatted_20_Text" style:list-style-name="L14">
      <style:text-properties officeooo:rsid="00489fa0" officeooo:paragraph-rsid="00489fa0"/>
    </style:style>
    <style:style style:name="P100" style:family="paragraph" style:parent-style-name="Preformatted_20_Text" style:list-style-name="L14">
      <style:text-properties officeooo:rsid="00496d05" officeooo:paragraph-rsid="00496d05"/>
    </style:style>
    <style:style style:name="P101" style:family="paragraph" style:parent-style-name="Preformatted_20_Text" style:list-style-name="L14">
      <style:text-properties officeooo:rsid="004c8867" officeooo:paragraph-rsid="004c8867"/>
    </style:style>
    <style:style style:name="P102" style:family="paragraph" style:parent-style-name="Preformatted_20_Text" style:list-style-name="L14">
      <style:text-properties officeooo:rsid="004e20d9" officeooo:paragraph-rsid="004e20d9"/>
    </style:style>
    <style:style style:name="P103" style:family="paragraph" style:parent-style-name="Preformatted_20_Text" style:list-style-name="L15">
      <style:text-properties officeooo:rsid="0050b9b0" officeooo:paragraph-rsid="0050b9b0"/>
    </style:style>
    <style:style style:name="P104" style:family="paragraph" style:parent-style-name="Preformatted_20_Text" style:list-style-name="L15">
      <style:text-properties officeooo:rsid="005212ab" officeooo:paragraph-rsid="005212ab"/>
    </style:style>
    <style:style style:name="P105" style:family="paragraph" style:parent-style-name="Preformatted_20_Text" style:list-style-name="L15">
      <style:text-properties officeooo:rsid="00531ee7" officeooo:paragraph-rsid="00531ee7"/>
    </style:style>
    <style:style style:name="P106" style:family="paragraph" style:parent-style-name="Preformatted_20_Text" style:list-style-name="L15">
      <style:text-properties officeooo:rsid="005356b2" officeooo:paragraph-rsid="005356b2"/>
    </style:style>
    <style:style style:name="P107" style:family="paragraph" style:parent-style-name="Preformatted_20_Text" style:list-style-name="L15">
      <style:text-properties officeooo:rsid="0053e446" officeooo:paragraph-rsid="0053e446"/>
    </style:style>
    <style:style style:name="P108" style:family="paragraph" style:parent-style-name="Preformatted_20_Text" style:list-style-name="L15">
      <style:text-properties officeooo:rsid="0056ab83" officeooo:paragraph-rsid="0056ab83"/>
    </style:style>
    <style:style style:name="P109" style:family="paragraph" style:parent-style-name="Preformatted_20_Text" style:list-style-name="L15">
      <style:text-properties officeooo:rsid="005830b0" officeooo:paragraph-rsid="005830b0"/>
    </style:style>
    <style:style style:name="P110" style:family="paragraph" style:parent-style-name="Preformatted_20_Text" style:list-style-name="L16">
      <style:text-properties officeooo:rsid="00586045" officeooo:paragraph-rsid="00586045"/>
    </style:style>
    <style:style style:name="P111" style:family="paragraph" style:parent-style-name="Preformatted_20_Text" style:list-style-name="L16">
      <style:text-properties officeooo:rsid="00596b8f" officeooo:paragraph-rsid="00596b8f"/>
    </style:style>
    <style:style style:name="P112" style:family="paragraph" style:parent-style-name="Preformatted_20_Text" style:list-style-name="L16">
      <style:text-properties officeooo:rsid="005affe6" officeooo:paragraph-rsid="005affe6"/>
    </style:style>
    <style:style style:name="P113" style:family="paragraph" style:parent-style-name="Preformatted_20_Text" style:list-style-name="L17">
      <style:text-properties officeooo:rsid="005c058e" officeooo:paragraph-rsid="005c058e"/>
    </style:style>
    <style:style style:name="P114" style:family="paragraph" style:parent-style-name="Preformatted_20_Text" style:list-style-name="L17">
      <style:text-properties officeooo:rsid="005c074a" officeooo:paragraph-rsid="005c074a"/>
    </style:style>
    <style:style style:name="P115" style:family="paragraph" style:parent-style-name="Preformatted_20_Text" style:list-style-name="L17">
      <style:text-properties officeooo:rsid="005c1b85" officeooo:paragraph-rsid="005c1b85"/>
    </style:style>
    <style:style style:name="P116" style:family="paragraph" style:parent-style-name="Preformatted_20_Text" style:list-style-name="L17">
      <style:text-properties officeooo:rsid="005c7c4b" officeooo:paragraph-rsid="005c7c4b"/>
    </style:style>
    <style:style style:name="P117" style:family="paragraph" style:parent-style-name="Preformatted_20_Text" style:list-style-name="L17">
      <style:text-properties officeooo:rsid="005d2d79" officeooo:paragraph-rsid="005d2d79"/>
    </style:style>
    <style:style style:name="P118" style:family="paragraph" style:parent-style-name="Preformatted_20_Text" style:list-style-name="L17">
      <style:text-properties officeooo:rsid="005f1916" officeooo:paragraph-rsid="005f1916"/>
    </style:style>
    <style:style style:name="P119" style:family="paragraph" style:parent-style-name="Preformatted_20_Text" style:list-style-name="L18">
      <style:text-properties officeooo:rsid="006076c1" officeooo:paragraph-rsid="006076c1"/>
    </style:style>
    <style:style style:name="P120" style:family="paragraph" style:parent-style-name="Preformatted_20_Text" style:list-style-name="L18">
      <style:text-properties officeooo:rsid="0062397e" officeooo:paragraph-rsid="0062397e"/>
    </style:style>
    <style:style style:name="P121" style:family="paragraph" style:parent-style-name="Preformatted_20_Text" style:list-style-name="L19">
      <style:text-properties officeooo:rsid="006409e3" officeooo:paragraph-rsid="006409e3"/>
    </style:style>
    <style:style style:name="P122" style:family="paragraph" style:parent-style-name="Preformatted_20_Text" style:list-style-name="L19">
      <style:text-properties officeooo:rsid="00659a47" officeooo:paragraph-rsid="00659a47"/>
    </style:style>
    <style:style style:name="P123" style:family="paragraph" style:parent-style-name="Preformatted_20_Text" style:list-style-name="L19">
      <style:text-properties officeooo:rsid="006622c2" officeooo:paragraph-rsid="006622c2"/>
    </style:style>
    <style:style style:name="P124" style:family="paragraph" style:parent-style-name="Preformatted_20_Text" style:list-style-name="L19">
      <style:text-properties officeooo:rsid="0068c8c6" officeooo:paragraph-rsid="0068c8c6"/>
    </style:style>
    <style:style style:name="P125" style:family="paragraph" style:parent-style-name="Preformatted_20_Text" style:list-style-name="L19">
      <style:text-properties officeooo:rsid="006a82ef" officeooo:paragraph-rsid="006a82ef"/>
    </style:style>
    <style:style style:name="P126" style:family="paragraph" style:parent-style-name="Preformatted_20_Text" style:list-style-name="L19">
      <style:text-properties officeooo:rsid="006be2c3" officeooo:paragraph-rsid="006be2c3"/>
    </style:style>
    <style:style style:name="P127" style:family="paragraph" style:parent-style-name="Preformatted_20_Text" style:list-style-name="L20">
      <style:text-properties officeooo:rsid="006e963f" officeooo:paragraph-rsid="006e963f"/>
    </style:style>
    <style:style style:name="P128" style:family="paragraph" style:parent-style-name="Preformatted_20_Text" style:list-style-name="L20">
      <style:text-properties officeooo:rsid="006f4882" officeooo:paragraph-rsid="006f4882"/>
    </style:style>
    <style:style style:name="P129" style:family="paragraph" style:parent-style-name="Preformatted_20_Text" style:list-style-name="L20">
      <style:text-properties officeooo:rsid="0070ed24" officeooo:paragraph-rsid="0070ed24"/>
    </style:style>
    <style:style style:name="P130" style:family="paragraph" style:parent-style-name="Preformatted_20_Text" style:list-style-name="L21">
      <style:text-properties officeooo:rsid="0073467e" officeooo:paragraph-rsid="0073467e"/>
    </style:style>
    <style:style style:name="P131" style:family="paragraph" style:parent-style-name="Preformatted_20_Text" style:list-style-name="L22">
      <style:text-properties officeooo:rsid="0074fce0" officeooo:paragraph-rsid="0074fce0"/>
    </style:style>
    <style:style style:name="P132" style:family="paragraph" style:parent-style-name="Preformatted_20_Text" style:list-style-name="L22">
      <style:text-properties officeooo:rsid="0076393e" officeooo:paragraph-rsid="0076393e"/>
    </style:style>
    <style:style style:name="P133" style:family="paragraph" style:parent-style-name="Preformatted_20_Text" style:list-style-name="L22">
      <style:text-properties officeooo:rsid="0077e768" officeooo:paragraph-rsid="0077e768"/>
    </style:style>
    <style:style style:name="P134" style:family="paragraph" style:parent-style-name="Preformatted_20_Text" style:list-style-name="L22">
      <style:text-properties officeooo:rsid="0078585c" officeooo:paragraph-rsid="0078585c"/>
    </style:style>
    <style:style style:name="P135" style:family="paragraph" style:parent-style-name="Preformatted_20_Text" style:list-style-name="L22">
      <style:text-properties officeooo:rsid="007949c5" officeooo:paragraph-rsid="007949c5"/>
    </style:style>
    <style:style style:name="P136" style:family="paragraph" style:parent-style-name="Preformatted_20_Text" style:list-style-name="L22">
      <style:text-properties officeooo:rsid="007ae031" officeooo:paragraph-rsid="007ae031"/>
    </style:style>
    <style:style style:name="P137" style:family="paragraph" style:parent-style-name="Preformatted_20_Text" style:list-style-name="L22">
      <style:text-properties officeooo:rsid="007b6b01" officeooo:paragraph-rsid="007b6b01"/>
    </style:style>
    <style:style style:name="P138" style:family="paragraph" style:parent-style-name="Preformatted_20_Text" style:list-style-name="L23">
      <style:text-properties officeooo:rsid="007bfde5" officeooo:paragraph-rsid="007bfde5"/>
    </style:style>
    <style:style style:name="P139" style:family="paragraph" style:parent-style-name="Preformatted_20_Text" style:list-style-name="L24">
      <style:text-properties officeooo:rsid="007d5ebd" officeooo:paragraph-rsid="007d5ebd"/>
    </style:style>
    <style:style style:name="P140" style:family="paragraph" style:parent-style-name="Preformatted_20_Text" style:list-style-name="L24">
      <style:text-properties officeooo:rsid="007db06a" officeooo:paragraph-rsid="007db06a"/>
    </style:style>
    <style:style style:name="P141" style:family="paragraph" style:parent-style-name="Preformatted_20_Text" style:list-style-name="L24">
      <style:text-properties officeooo:rsid="007dc0d8" officeooo:paragraph-rsid="007dc0d8"/>
    </style:style>
    <style:style style:name="P142" style:family="paragraph" style:parent-style-name="Preformatted_20_Text" style:list-style-name="L25">
      <style:text-properties officeooo:rsid="007f728c" officeooo:paragraph-rsid="007f728c"/>
    </style:style>
    <style:style style:name="P143" style:family="paragraph" style:parent-style-name="Preformatted_20_Text" style:list-style-name="L25">
      <style:text-properties officeooo:rsid="007fcec5" officeooo:paragraph-rsid="007fcec5"/>
    </style:style>
    <style:style style:name="P144" style:family="paragraph" style:parent-style-name="Preformatted_20_Text" style:list-style-name="L25">
      <style:text-properties officeooo:rsid="007fe3c6" officeooo:paragraph-rsid="007fe3c6"/>
    </style:style>
    <style:style style:name="P145" style:family="paragraph" style:parent-style-name="Preformatted_20_Text" style:list-style-name="L26">
      <style:text-properties officeooo:rsid="0082fb62" officeooo:paragraph-rsid="0082fb62"/>
    </style:style>
    <style:style style:name="P146" style:family="paragraph" style:parent-style-name="Preformatted_20_Text" style:list-style-name="L27">
      <style:text-properties officeooo:rsid="0085fbd2" officeooo:paragraph-rsid="0085fbd2"/>
    </style:style>
    <style:style style:name="P147" style:family="paragraph" style:parent-style-name="Preformatted_20_Text" style:list-style-name="L27">
      <style:text-properties officeooo:rsid="00875cba" officeooo:paragraph-rsid="00875cba"/>
    </style:style>
    <style:style style:name="P148" style:family="paragraph" style:parent-style-name="Preformatted_20_Text" style:list-style-name="L27">
      <style:text-properties officeooo:rsid="0087c9d2" officeooo:paragraph-rsid="0087c9d2"/>
    </style:style>
    <style:style style:name="P149" style:family="paragraph" style:parent-style-name="Preformatted_20_Text" style:list-style-name="L28">
      <style:text-properties officeooo:rsid="0089b6b8" officeooo:paragraph-rsid="0089b6b8"/>
    </style:style>
    <style:style style:name="P150" style:family="paragraph" style:parent-style-name="Preformatted_20_Text" style:list-style-name="L28">
      <style:text-properties officeooo:rsid="008b3d6d" officeooo:paragraph-rsid="008b3d6d"/>
    </style:style>
    <style:style style:name="P151" style:family="paragraph" style:parent-style-name="Preformatted_20_Text" style:list-style-name="L28">
      <style:text-properties officeooo:rsid="008cc668" officeooo:paragraph-rsid="008cc668"/>
    </style:style>
    <style:style style:name="P152" style:family="paragraph" style:parent-style-name="Preformatted_20_Text" style:list-style-name="L28">
      <style:text-properties officeooo:rsid="008deb87" officeooo:paragraph-rsid="008deb87"/>
    </style:style>
    <style:style style:name="P153" style:family="paragraph" style:parent-style-name="Preformatted_20_Text" style:list-style-name="L29">
      <style:text-properties officeooo:rsid="0090d1f2" officeooo:paragraph-rsid="0090d1f2"/>
    </style:style>
    <style:style style:name="P154" style:family="paragraph" style:parent-style-name="Preformatted_20_Text" style:list-style-name="L29">
      <style:text-properties officeooo:rsid="0092983b" officeooo:paragraph-rsid="0092983b"/>
    </style:style>
    <style:style style:name="P155" style:family="paragraph" style:parent-style-name="Preformatted_20_Text" style:list-style-name="L29">
      <style:text-properties officeooo:rsid="0094843f" officeooo:paragraph-rsid="0094843f"/>
    </style:style>
    <style:style style:name="P156" style:family="paragraph" style:parent-style-name="Preformatted_20_Text" style:list-style-name="L29">
      <style:text-properties officeooo:rsid="0095ea81" officeooo:paragraph-rsid="0095ea81"/>
    </style:style>
    <style:style style:name="P157" style:family="paragraph" style:parent-style-name="Preformatted_20_Text" style:list-style-name="L30">
      <style:text-properties officeooo:rsid="009846e7" officeooo:paragraph-rsid="009846e7"/>
    </style:style>
    <style:style style:name="P158" style:family="paragraph" style:parent-style-name="Preformatted_20_Text" style:list-style-name="L30">
      <style:text-properties officeooo:rsid="00994b8f" officeooo:paragraph-rsid="00994b8f"/>
    </style:style>
    <style:style style:name="P159" style:family="paragraph" style:parent-style-name="Preformatted_20_Text" style:list-style-name="L30">
      <style:text-properties officeooo:rsid="009b1e38" officeooo:paragraph-rsid="009b1e38"/>
    </style:style>
    <style:style style:name="P160" style:family="paragraph" style:parent-style-name="Preformatted_20_Text" style:list-style-name="L30">
      <style:text-properties officeooo:rsid="009cc7d9" officeooo:paragraph-rsid="009cc7d9"/>
    </style:style>
    <style:style style:name="P161" style:family="paragraph" style:parent-style-name="Preformatted_20_Text" style:list-style-name="L30">
      <style:text-properties officeooo:rsid="009f0d69" officeooo:paragraph-rsid="009f0d69"/>
    </style:style>
    <style:style style:name="P162" style:family="paragraph" style:parent-style-name="Preformatted_20_Text" style:list-style-name="L30">
      <style:text-properties officeooo:rsid="00a0e39c" officeooo:paragraph-rsid="00a0e39c"/>
    </style:style>
    <style:style style:name="P163" style:family="paragraph" style:parent-style-name="Preformatted_20_Text" style:list-style-name="L31">
      <style:text-properties officeooo:rsid="00a9a3b0" officeooo:paragraph-rsid="00a9a3b0"/>
    </style:style>
    <style:style style:name="P164" style:family="paragraph" style:parent-style-name="Preformatted_20_Text" style:list-style-name="L31">
      <style:text-properties officeooo:rsid="00ab6c40" officeooo:paragraph-rsid="00ab6c40"/>
    </style:style>
    <style:style style:name="P165" style:family="paragraph" style:parent-style-name="Preformatted_20_Text" style:list-style-name="L31">
      <style:text-properties officeooo:rsid="00acb1f2" officeooo:paragraph-rsid="00acb1f2"/>
    </style:style>
    <style:style style:name="P166" style:family="paragraph" style:parent-style-name="Preformatted_20_Text" style:list-style-name="L31">
      <style:text-properties officeooo:rsid="00af663d" officeooo:paragraph-rsid="00af663d"/>
    </style:style>
    <style:style style:name="P167" style:family="paragraph" style:parent-style-name="Preformatted_20_Text" style:list-style-name="L31">
      <style:text-properties officeooo:rsid="00b10829" officeooo:paragraph-rsid="00b10829"/>
    </style:style>
    <style:style style:name="P168" style:family="paragraph" style:parent-style-name="Preformatted_20_Text" style:list-style-name="L32">
      <style:text-properties officeooo:rsid="00b1ede6" officeooo:paragraph-rsid="00b1ede6"/>
    </style:style>
    <style:style style:name="P169" style:family="paragraph" style:parent-style-name="Preformatted_20_Text" style:list-style-name="L32">
      <style:text-properties officeooo:rsid="00b25431" officeooo:paragraph-rsid="00b25431"/>
    </style:style>
    <style:style style:name="P170" style:family="paragraph" style:parent-style-name="Preformatted_20_Text" style:list-style-name="L32">
      <style:text-properties officeooo:rsid="00b277e8" officeooo:paragraph-rsid="00b277e8"/>
    </style:style>
    <style:style style:name="P171" style:family="paragraph" style:parent-style-name="Preformatted_20_Text" style:list-style-name="L32">
      <style:text-properties officeooo:rsid="00b5743c" officeooo:paragraph-rsid="00b5743c"/>
    </style:style>
    <style:style style:name="P172" style:family="paragraph" style:parent-style-name="Preformatted_20_Text" style:list-style-name="L32">
      <style:text-properties officeooo:rsid="00b61f11" officeooo:paragraph-rsid="00b61f11"/>
    </style:style>
    <style:style style:name="P173" style:family="paragraph" style:parent-style-name="Preformatted_20_Text" style:list-style-name="L32">
      <style:text-properties officeooo:rsid="00b6657a" officeooo:paragraph-rsid="00b6657a"/>
    </style:style>
    <style:style style:name="P174" style:family="paragraph" style:parent-style-name="Preformatted_20_Text" style:list-style-name="L32">
      <style:text-properties officeooo:rsid="00b7e38e" officeooo:paragraph-rsid="00b7e38e"/>
    </style:style>
    <style:style style:name="P175" style:family="paragraph" style:parent-style-name="Preformatted_20_Text" style:list-style-name="L32">
      <style:text-properties officeooo:rsid="00b85635" officeooo:paragraph-rsid="00b85635"/>
    </style:style>
    <style:style style:name="P176" style:family="paragraph" style:parent-style-name="Preformatted_20_Text" style:list-style-name="L32">
      <style:text-properties officeooo:rsid="00b8d449" officeooo:paragraph-rsid="00b8d449"/>
    </style:style>
    <style:style style:name="P177" style:family="paragraph" style:parent-style-name="Preformatted_20_Text" style:list-style-name="L32">
      <style:text-properties officeooo:rsid="00b9fcea" officeooo:paragraph-rsid="00b9fcea"/>
    </style:style>
    <style:style style:name="P178" style:family="paragraph" style:parent-style-name="Preformatted_20_Text" style:list-style-name="L33">
      <style:text-properties officeooo:rsid="00bc5f46" officeooo:paragraph-rsid="00bc5f46"/>
    </style:style>
    <style:style style:name="P179" style:family="paragraph" style:parent-style-name="Preformatted_20_Text" style:list-style-name="L33">
      <style:text-properties officeooo:rsid="00bcb23b" officeooo:paragraph-rsid="00bcb23b"/>
    </style:style>
    <style:style style:name="P180" style:family="paragraph" style:parent-style-name="Preformatted_20_Text" style:list-style-name="L33">
      <style:text-properties officeooo:rsid="00bf39c0" officeooo:paragraph-rsid="00bf39c0"/>
    </style:style>
    <style:style style:name="P181" style:family="paragraph" style:parent-style-name="Preformatted_20_Text" style:list-style-name="L33">
      <style:text-properties officeooo:rsid="00bf782b" officeooo:paragraph-rsid="00bf782b"/>
    </style:style>
    <style:style style:name="P182" style:family="paragraph" style:parent-style-name="Preformatted_20_Text" style:list-style-name="L33">
      <style:text-properties officeooo:rsid="00c10eef" officeooo:paragraph-rsid="00c10eef"/>
    </style:style>
    <style:style style:name="P183" style:family="paragraph" style:parent-style-name="Preformatted_20_Text" style:list-style-name="L33">
      <style:text-properties officeooo:rsid="00c1989e" officeooo:paragraph-rsid="00c1989e"/>
    </style:style>
    <style:style style:name="P184" style:family="paragraph" style:parent-style-name="Preformatted_20_Text" style:list-style-name="L33">
      <style:text-properties officeooo:rsid="00c5a043" officeooo:paragraph-rsid="00c5a043"/>
    </style:style>
    <style:style style:name="P185" style:family="paragraph" style:parent-style-name="Preformatted_20_Text" style:list-style-name="L33">
      <style:text-properties officeooo:rsid="00c5d024" officeooo:paragraph-rsid="00c5d024"/>
    </style:style>
    <style:style style:name="P186" style:family="paragraph" style:parent-style-name="Preformatted_20_Text" style:list-style-name="L34">
      <style:text-properties officeooo:rsid="00c98eab" officeooo:paragraph-rsid="00c98eab"/>
    </style:style>
    <style:style style:name="P187" style:family="paragraph" style:parent-style-name="Preformatted_20_Text" style:list-style-name="L34">
      <style:text-properties officeooo:rsid="00cb8d6d" officeooo:paragraph-rsid="00cb8d6d"/>
    </style:style>
    <style:style style:name="P188" style:family="paragraph" style:parent-style-name="Preformatted_20_Text" style:list-style-name="L34">
      <style:text-properties officeooo:rsid="00cbb59b" officeooo:paragraph-rsid="00cbb59b"/>
    </style:style>
    <style:style style:name="P189" style:family="paragraph" style:parent-style-name="Preformatted_20_Text" style:list-style-name="L34">
      <style:text-properties officeooo:rsid="00ccfd50" officeooo:paragraph-rsid="00ccfd50"/>
    </style:style>
    <style:style style:name="P190" style:family="paragraph" style:parent-style-name="Preformatted_20_Text" style:list-style-name="L34">
      <style:text-properties officeooo:rsid="00ceb3d2" officeooo:paragraph-rsid="00ceb3d2"/>
    </style:style>
    <style:style style:name="P191" style:family="paragraph" style:parent-style-name="Preformatted_20_Text" style:list-style-name="L35">
      <style:text-properties officeooo:rsid="00d8d244" officeooo:paragraph-rsid="00d8d244"/>
    </style:style>
    <style:style style:name="P192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193" style:family="paragraph" style:parent-style-name="Preformatted_20_Text" style:list-style-name="L35">
      <style:text-properties officeooo:rsid="00dac29e" officeooo:paragraph-rsid="00dac29e"/>
    </style:style>
    <style:style style:name="P194" style:family="paragraph" style:parent-style-name="Preformatted_20_Text" style:list-style-name="L35">
      <style:text-properties officeooo:rsid="00dc449e" officeooo:paragraph-rsid="00dc449e"/>
    </style:style>
    <style:style style:name="P195" style:family="paragraph" style:parent-style-name="Preformatted_20_Text" style:list-style-name="L35">
      <style:text-properties officeooo:rsid="00dca96c" officeooo:paragraph-rsid="00dca96c"/>
    </style:style>
    <style:style style:name="P196" style:family="paragraph" style:parent-style-name="Preformatted_20_Text" style:list-style-name="L36">
      <style:text-properties officeooo:rsid="00dd2835" officeooo:paragraph-rsid="00dd2835"/>
    </style:style>
    <style:style style:name="P197" style:family="paragraph" style:parent-style-name="Preformatted_20_Text" style:list-style-name="L37">
      <style:text-properties officeooo:rsid="00def8b4" officeooo:paragraph-rsid="00def8b4"/>
    </style:style>
    <style:style style:name="P198" style:family="paragraph" style:parent-style-name="Preformatted_20_Text" style:list-style-name="L37">
      <style:text-properties officeooo:rsid="00df9673" officeooo:paragraph-rsid="00df9673"/>
    </style:style>
    <style:style style:name="P199" style:family="paragraph" style:parent-style-name="Preformatted_20_Text" style:list-style-name="L37">
      <style:text-properties officeooo:rsid="00dfd8e9" officeooo:paragraph-rsid="00dfd8e9"/>
    </style:style>
    <style:style style:name="P200" style:family="paragraph" style:parent-style-name="Preformatted_20_Text" style:list-style-name="L37">
      <style:text-properties officeooo:rsid="00e07308" officeooo:paragraph-rsid="00e07308"/>
    </style:style>
    <style:style style:name="P201" style:family="paragraph" style:parent-style-name="Preformatted_20_Text" style:list-style-name="L37">
      <style:text-properties officeooo:rsid="00e296ba" officeooo:paragraph-rsid="00e296ba"/>
    </style:style>
    <style:style style:name="P202" style:family="paragraph" style:parent-style-name="Preformatted_20_Text" style:list-style-name="L37">
      <style:text-properties officeooo:rsid="00e4715d" officeooo:paragraph-rsid="00e4715d"/>
    </style:style>
    <style:style style:name="P203" style:family="paragraph" style:parent-style-name="Preformatted_20_Text" style:list-style-name="L37">
      <style:text-properties officeooo:rsid="00e5a1db" officeooo:paragraph-rsid="00e5a1db"/>
    </style:style>
    <style:style style:name="P204" style:family="paragraph" style:parent-style-name="Preformatted_20_Text" style:list-style-name="L38">
      <style:text-properties officeooo:rsid="00e5a970" officeooo:paragraph-rsid="00e5a970"/>
    </style:style>
    <style:style style:name="P205" style:family="paragraph" style:parent-style-name="Preformatted_20_Text" style:list-style-name="L38">
      <style:text-properties officeooo:rsid="00e7943f" officeooo:paragraph-rsid="00e7943f"/>
    </style:style>
    <style:style style:name="P206" style:family="paragraph" style:parent-style-name="Preformatted_20_Text" style:list-style-name="L38">
      <style:text-properties officeooo:rsid="00e8ea00" officeooo:paragraph-rsid="00e8ea00"/>
    </style:style>
    <style:style style:name="P207" style:family="paragraph" style:parent-style-name="Preformatted_20_Text" style:list-style-name="L38">
      <style:text-properties officeooo:rsid="00eae3f6" officeooo:paragraph-rsid="00eae3f6"/>
    </style:style>
    <style:style style:name="P208" style:family="paragraph" style:parent-style-name="Preformatted_20_Text" style:list-style-name="L38">
      <style:text-properties officeooo:rsid="00ebe6f2" officeooo:paragraph-rsid="00ebe6f2"/>
    </style:style>
    <style:style style:name="P209" style:family="paragraph" style:parent-style-name="Preformatted_20_Text" style:list-style-name="L38">
      <style:text-properties officeooo:rsid="00ecc5a6" officeooo:paragraph-rsid="00ecc5a6"/>
    </style:style>
    <style:style style:name="P210" style:family="paragraph" style:parent-style-name="Preformatted_20_Text" style:list-style-name="L38">
      <style:text-properties officeooo:rsid="00edcab9" officeooo:paragraph-rsid="00edcab9"/>
    </style:style>
    <style:style style:name="P211" style:family="paragraph" style:parent-style-name="Preformatted_20_Text" style:list-style-name="L38">
      <style:text-properties officeooo:rsid="00eeb6bc" officeooo:paragraph-rsid="00eeb6bc"/>
    </style:style>
    <style:style style:name="P212" style:family="paragraph" style:parent-style-name="Preformatted_20_Text" style:list-style-name="L38">
      <style:text-properties officeooo:rsid="00f0b6a4" officeooo:paragraph-rsid="00f0b6a4"/>
    </style:style>
    <style:style style:name="P213" style:family="paragraph" style:parent-style-name="Preformatted_20_Text" style:list-style-name="L39">
      <style:text-properties officeooo:rsid="00f37ddb" officeooo:paragraph-rsid="00f37ddb"/>
    </style:style>
    <style:style style:name="P214" style:family="paragraph" style:parent-style-name="Preformatted_20_Text" style:list-style-name="L39">
      <style:text-properties officeooo:rsid="00f4417f" officeooo:paragraph-rsid="00f4417f"/>
    </style:style>
    <style:style style:name="P215" style:family="paragraph" style:parent-style-name="Preformatted_20_Text" style:list-style-name="L39">
      <style:text-properties officeooo:rsid="00f6f04a" officeooo:paragraph-rsid="00f6f04a"/>
    </style:style>
    <style:style style:name="P216" style:family="paragraph" style:parent-style-name="Preformatted_20_Text" style:list-style-name="L39">
      <style:text-properties officeooo:rsid="00f7a06a" officeooo:paragraph-rsid="00f7a06a"/>
    </style:style>
    <style:style style:name="P217" style:family="paragraph" style:parent-style-name="Preformatted_20_Text" style:list-style-name="L39">
      <style:text-properties officeooo:rsid="00f8ccf2" officeooo:paragraph-rsid="00f8ccf2"/>
    </style:style>
    <style:style style:name="P218" style:family="paragraph" style:parent-style-name="Preformatted_20_Text" style:list-style-name="L39">
      <style:text-properties officeooo:rsid="00f9ab82" officeooo:paragraph-rsid="00f9ab82"/>
    </style:style>
    <style:style style:name="P219" style:family="paragraph" style:parent-style-name="Preformatted_20_Text" style:list-style-name="L39">
      <style:text-properties officeooo:rsid="00fc7e99" officeooo:paragraph-rsid="00fc7e99"/>
    </style:style>
    <style:style style:name="P220" style:family="paragraph" style:parent-style-name="Preformatted_20_Text" style:list-style-name="L40">
      <style:text-properties officeooo:rsid="00fdbc66" officeooo:paragraph-rsid="00fdbc66"/>
    </style:style>
    <style:style style:name="P221" style:family="paragraph" style:parent-style-name="Preformatted_20_Text" style:list-style-name="L40">
      <style:text-properties officeooo:rsid="00fe702d" officeooo:paragraph-rsid="00fe702d"/>
    </style:style>
    <style:style style:name="P222" style:family="paragraph" style:parent-style-name="Preformatted_20_Text" style:list-style-name="L40">
      <style:text-properties officeooo:rsid="01000423" officeooo:paragraph-rsid="01000423"/>
    </style:style>
    <style:style style:name="P223" style:family="paragraph" style:parent-style-name="Preformatted_20_Text" style:list-style-name="L40">
      <style:text-properties officeooo:rsid="0100f4fa" officeooo:paragraph-rsid="0100f4fa"/>
    </style:style>
    <style:style style:name="P224" style:family="paragraph" style:parent-style-name="Preformatted_20_Text" style:list-style-name="L40">
      <style:text-properties officeooo:rsid="0101588f" officeooo:paragraph-rsid="0101588f"/>
    </style:style>
    <style:style style:name="P225" style:family="paragraph" style:parent-style-name="Preformatted_20_Text">
      <style:text-properties officeooo:rsid="0101588f" officeooo:paragraph-rsid="0101588f"/>
    </style:style>
    <style:style style:name="P226" style:family="paragraph" style:parent-style-name="Preformatted_20_Text" style:list-style-name="L40">
      <style:text-properties officeooo:rsid="01022017" officeooo:paragraph-rsid="01022017"/>
    </style:style>
    <style:style style:name="P227" style:family="paragraph" style:parent-style-name="Preformatted_20_Text">
      <style:text-properties officeooo:rsid="0103470f" officeooo:paragraph-rsid="0103470f"/>
    </style:style>
    <style:style style:name="P228" style:family="paragraph" style:parent-style-name="Preformatted_20_Text" style:list-style-name="L41">
      <style:text-properties officeooo:rsid="01038f3f" officeooo:paragraph-rsid="01038f3f"/>
    </style:style>
    <style:style style:name="P229" style:family="paragraph" style:parent-style-name="Preformatted_20_Text" style:list-style-name="L41">
      <style:text-properties officeooo:rsid="01058d63" officeooo:paragraph-rsid="01058d63"/>
    </style:style>
    <style:style style:name="P230" style:family="paragraph" style:parent-style-name="Preformatted_20_Text" style:list-style-name="L41">
      <style:text-properties officeooo:rsid="0105c3ed" officeooo:paragraph-rsid="0105c3ed"/>
    </style:style>
    <style:style style:name="P231" style:family="paragraph" style:parent-style-name="Preformatted_20_Text" style:list-style-name="L41">
      <style:text-properties officeooo:rsid="0106db80" officeooo:paragraph-rsid="0106db80"/>
    </style:style>
    <style:style style:name="P232" style:family="paragraph" style:parent-style-name="Preformatted_20_Text" style:list-style-name="L41">
      <style:text-properties officeooo:rsid="010806e0" officeooo:paragraph-rsid="010806e0"/>
    </style:style>
    <style:style style:name="P233" style:family="paragraph" style:parent-style-name="Preformatted_20_Text" style:list-style-name="L41">
      <style:text-properties officeooo:rsid="0108e03e" officeooo:paragraph-rsid="0108e03e"/>
    </style:style>
    <style:style style:name="P234" style:family="paragraph" style:parent-style-name="Preformatted_20_Text">
      <style:text-properties officeooo:rsid="0108e03e" officeooo:paragraph-rsid="0108e03e"/>
    </style:style>
    <style:style style:name="P235" style:family="paragraph" style:parent-style-name="Preformatted_20_Text">
      <style:text-properties officeooo:rsid="01099f69" officeooo:paragraph-rsid="01099f69"/>
    </style:style>
    <style:style style:name="P236" style:family="paragraph" style:parent-style-name="Preformatted_20_Text" style:list-style-name="L42">
      <style:text-properties officeooo:rsid="010b36d8" officeooo:paragraph-rsid="010b36d8"/>
    </style:style>
    <style:style style:name="P237" style:family="paragraph" style:parent-style-name="Preformatted_20_Text" style:list-style-name="L42">
      <style:text-properties officeooo:rsid="010b4edc" officeooo:paragraph-rsid="010b4edc"/>
    </style:style>
    <style:style style:name="P238" style:family="paragraph" style:parent-style-name="Preformatted_20_Text" style:list-style-name="L42">
      <style:text-properties officeooo:rsid="010cc4eb" officeooo:paragraph-rsid="010cc4eb"/>
    </style:style>
    <style:style style:name="P239" style:family="paragraph" style:parent-style-name="Preformatted_20_Text" style:list-style-name="L42">
      <style:text-properties officeooo:rsid="010d6957" officeooo:paragraph-rsid="010d6957"/>
    </style:style>
    <style:style style:name="P240" style:family="paragraph" style:parent-style-name="Preformatted_20_Text" style:list-style-name="L42">
      <style:text-properties officeooo:rsid="010f07b8" officeooo:paragraph-rsid="010f07b8"/>
    </style:style>
    <style:style style:name="P241" style:family="paragraph" style:parent-style-name="Preformatted_20_Text">
      <style:text-properties officeooo:rsid="0110320e" officeooo:paragraph-rsid="0110320e"/>
    </style:style>
    <style:style style:name="P242" style:family="paragraph" style:parent-style-name="Preformatted_20_Text">
      <style:text-properties officeooo:paragraph-rsid="0110320e"/>
    </style:style>
    <style:style style:name="P243" style:family="paragraph" style:parent-style-name="Preformatted_20_Text" style:list-style-name="L43">
      <style:text-properties officeooo:rsid="0110a137" officeooo:paragraph-rsid="0110a137"/>
    </style:style>
    <style:style style:name="P244" style:family="paragraph" style:parent-style-name="Preformatted_20_Text" style:list-style-name="L43">
      <style:text-properties officeooo:rsid="0112261b" officeooo:paragraph-rsid="0112261b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style:style style:name="T39" style:family="text">
      <style:text-properties officeooo:rsid="0100a346"/>
    </style:style>
    <style:style style:name="T40" style:family="text">
      <style:text-properties officeooo:rsid="01081468"/>
    </style:style>
    <style:style style:name="T41" style:family="text">
      <style:text-properties officeooo:rsid="010f07b8"/>
    </style:style>
    <style:style style:name="T42" style:family="text">
      <style:text-properties officeooo:rsid="0110320e"/>
    </style:style>
    <style:style style:name="T43" style:family="text">
      <style:text-properties officeooo:rsid="011206d5"/>
    </style:style>
    <style:style style:name="T44" style:family="text">
      <style:text-properties officeooo:rsid="0112261b"/>
    </style:style>
    <style:style style:name="T45" style:family="text">
      <style:text-properties officeooo:rsid="01130f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6960241104965096815" text:style-name="L1">
        <text:list-item>
          <text:p text:style-name="P72">make new project called “my block model”, 3d</text:p>
        </text:list-item>
        <text:list-item>
          <text:p text:style-name="P72">windows layout default</text:p>
        </text:list-item>
        <text:list-item>
          <text:p text:style-name="P73">gameobject&gt;3d object&gt; cube</text:p>
          <text:list>
            <text:list-item>
              <text:p text:style-name="P73">note the lights, camera, and cube are represented in the heirarchy.</text:p>
            </text:list-item>
            <text:list-item>
              <text:p text:style-name="P74">Untitled is the name of the scene, file&gt;save scene as car.</text:p>
            </text:list-item>
          </text:list>
        </text:list-item>
        <text:list-item>
          <text:p text:style-name="P75">Move objects</text:p>
          <text:list>
            <text:list-item>
              <text:p text:style-name="P75">use mouse wheel, right click and use wasd buttons as well.</text:p>
            </text:list-item>
            <text:list-item>
              <text:p text:style-name="P75">Qwert keys will change how movement in the scene is handles. Maps to the f buttons at top left of IDE.</text:p>
            </text:list-item>
          </text:list>
        </text:list-item>
        <text:list-item>
          <text:p text:style-name="P76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3904268364758634380" text:style-name="L2">
        <text:list-item>
          <text:p text:style-name="P77">parent and child relationships</text:p>
          <text:list>
            <text:list-item>
              <text:p text:style-name="P77">make an empty game object, call it car.</text:p>
            </text:list-item>
            <text:list-item>
              <text:p text:style-name="P77">Select all car items and drag them onto the car. The car is now the parent of these objects</text:p>
            </text:list-item>
            <text:list-item>
              <text:p text:style-name="P77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6196341594261832427" text:style-name="L3">
        <text:list-item>
          <text:p text:style-name="P78">right click in assets, create csharp script – name it Introducer</text:p>
        </text:list-item>
        <text:list-item>
          <text:p text:style-name="P78">drag the introducer onto one of the cars, either in the heirarchy or in the actual scene. It should now appear in the inspector</text:p>
        </text:list-item>
        <text:list-item>
          <text:p text:style-name="P79">open the file, make sure the class name matches the name of the file.</text:p>
          <text:list>
            <text:list-item>
              <text:p text:style-name="P80">Print to the screen. Press play, find the console, make sure our code has printed to the screen.</text:p>
            </text:list-item>
            <text:list-item>
              <text:p text:style-name="P81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5498756170186634263" text:style-name="L4">
        <text:list-item>
          <text:p text:style-name="P82">anagram guessing game, you are a hacker that must crack the code</text:p>
        </text:list-item>
        <text:list-item>
          <text:p text:style-name="P82">focus on game flow map</text:p>
        </text:list-item>
        <text:list-item>
          <text:p text:style-name="P82">select themes for easy, medium, hard as well as 5 words to solve for them</text:p>
          <text:list>
            <text:list-item>
              <text:p text:style-name="P82">easy – kids</text:p>
              <text:list>
                <text:list-item>
                  <text:p text:style-name="P82">toys</text:p>
                </text:list-item>
                <text:list-item>
                  <text:p text:style-name="P82">candy</text:p>
                </text:list-item>
                <text:list-item>
                  <text:p text:style-name="P82">bed</text:p>
                </text:list-item>
                <text:list-item>
                  <text:p text:style-name="P82">cup</text:p>
                </text:list-item>
                <text:list-item>
                  <text:p text:style-name="P82">food</text:p>
                </text:list-item>
              </text:list>
            </text:list-item>
            <text:list-item>
              <text:p text:style-name="P82">medium – garage</text:p>
              <text:list>
                <text:list-item>
                  <text:p text:style-name="P82">bench</text:p>
                </text:list-item>
                <text:list-item>
                  <text:p text:style-name="P82">truck</text:p>
                </text:list-item>
                <text:list-item>
                  <text:p text:style-name="P82">pliers</text:p>
                </text:list-item>
                <text:list-item>
                  <text:p text:style-name="P82">bucket</text:p>
                </text:list-item>
                <text:list-item>
                  <text:p text:style-name="P82">welder</text:p>
                </text:list-item>
              </text:list>
            </text:list-item>
            <text:list-item>
              <text:p text:style-name="P82">hard – computer</text:p>
              <text:list>
                <text:list-item>
                  <text:p text:style-name="P82"><text:soft-page-break/>monitor</text:p>
                </text:list-item>
                <text:list-item>
                  <text:p text:style-name="P82">processor</text:p>
                </text:list-item>
                <text:list-item>
                  <text:p text:style-name="P82">graphical</text:p>
                </text:list-item>
                <text:list-item>
                  <text:p text:style-name="P82">diode</text:p>
                </text:list-item>
                <text:list-item>
                  <text:p text:style-name="P82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254588497825896402" text:style-name="L5">
        <text:list-item>
          <text:p text:style-name="P83">create two new unity projects</text:p>
          <text:list>
            <text:list-item>
              <text:p text:style-name="P83">1_First_Steps</text:p>
            </text:list-item>
            <text:list-item>
              <text:p text:style-name="P83">2_Terminal_Hacker</text:p>
            </text:list-item>
          </text:list>
        </text:list-item>
        <text:list-item>
          <text:p text:style-name="P84">use the asset package provided. By either importing it or dragging and dropping it in. <text:span text:style-name="T3">Import everything.</text:span></text:p>
          <text:list>
            <text:list-item>
              <text:p text:style-name="P85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1567697507456800953" text:style-name="L6">
        <text:list-item>
          <text:p text:style-name="P86">create Hacker.cs and attach to WM200<text:span text:style-name="T4">0, in the script:</text:span></text:p>
          <text:list>
            <text:list-item>
              <text:p text:style-name="P87">print to the game terminal using Terminal.WriteLine(), link in the resources. It works the same as print();</text:p>
            </text:list-item>
            <text:list-item>
              <text:p text:style-name="P88">write your menu screen</text:p>
            </text:list-item>
          </text:list>
        </text:list-item>
      </text:list>
      <text:p text:style-name="P10"/>
      <text:p text:style-name="P11">12. your first functioning</text:p>
      <text:list xml:id="list3982794642817363151" text:style-name="L7">
        <text:list-item>
          <text:p text:style-name="P89">how statements group into functions, and functions group into classes. Functions inside classes are called methods.</text:p>
        </text:list-item>
        <text:list-item>
          <text:p text:style-name="P89">Function syntax</text:p>
          <text:list>
            <text:list-item>
              <text:p text:style-name="P89">void FunctionName();</text:p>
              <text:list>
                <text:list-item>
                  <text:p text:style-name="P89">the name should be what the function does, be concise.</text:p>
                </text:list-item>
                <text:list-item>
                  <text:p text:style-name="P89">Parameters go in the parenthesis</text:p>
                </text:list-item>
              </text:list>
            </text:list-item>
            <text:list-item>
              <text:p text:style-name="P90">make a function inside of hacker.cs named ShowMainMenu, it should return nothing so lead with void.</text:p>
              <text:list>
                <text:list-item>
                  <text:p text:style-name="P90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1079493134866738679" text:style-name="L8">
        <text:list-item>
          <text:p text:style-name="P91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92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5698525089260039543" text:style-name="L9">
        <text:list-item>
          <text:p text:style-name="P93">void MyFunction(<text:span text:style-name="T6">string </text:span>parameter);</text:p>
        </text:list-item>
        <text:list-item>
          <text:p text:style-name="P93">parameters help us to hold true to DRY, don't repeat yourself.</text:p>
        </text:list-item>
      </text:list>
      <text:p text:style-name="P16"/>
      <text:p text:style-name="P17">15. messages are special functions</text:p>
      <text:list xml:id="list2330074538066611426" text:style-name="L10">
        <text:list-item>
          <text:p text:style-name="P94">respond to user inputs</text:p>
        </text:list-item>
        <text:list-item>
          <text:p text:style-name="P94">functions vs messages</text:p>
          <text:list>
            <text:list-item>
              <text:p text:style-name="P94">functions are called from within the code, messages are sent from outside the code.</text:p>
            </text:list-item>
            <text:list-item>
              <text:p text:style-name="P94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5219867373752255812" text:style-name="L11">
        <text:list-item>
          <text:p text:style-name="P95">learn about true and false. Must be booleans.</text:p>
        </text:list-item>
        <text:list-item>
          <text:p text:style-name="P95">Expressions are evaluated. “hello “ + “World” is an expression that evaluates to “ Hello World”.</text:p>
        </text:list-item>
        <text:list-item>
          <text:p text:style-name="P95">Operators are =, -, &lt;, &gt;, ==, etc</text:p>
        </text:list-item>
        <text:list-item>
          <text:p text:style-name="P95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8703545180587559120" text:style-name="L12">
        <text:list-item>
          <text:p text:style-name="P96">control execution flow using if/else statements.</text:p>
        </text:list-item>
      </text:list>
      <text:p text:style-name="P21"/>
      <text:p text:style-name="P22">18. basic data types</text:p>
      <text:list xml:id="list5388966016018705654" text:style-name="L13">
        <text:list-item>
          <text:p text:style-name="P97">bool, string, int, float, Screen</text:p>
          <text:list>
            <text:list-item>
              <text:p text:style-name="P98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7276821209271335070" text:style-name="L14">
        <text:list-item>
          <text:p text:style-name="P99">we can right click on a function name to have VS create a new function for us.</text:p>
        </text:list-item>
        <text:list-item>
          <text:p text:style-name="P100">We need to keep track of the level that is chosen for use in other functions.</text:p>
        </text:list-item>
        <text:list-item>
          <text:p text:style-name="P100">Instead of giving a function parameters, we can point the functions to a declared variable. This is the Member Variable. </text:p>
          <text:list>
            <text:list-item>
              <text:p text:style-name="P100">Member variable is the same as a global variable.</text:p>
            </text:list-item>
            <text:list-item>
              <text:p text:style-name="P100">Consider this a 'game state', meaning it tells us what level we are on.</text:p>
            </text:list-item>
          </text:list>
        </text:list-item>
        <text:list-item>
          <text:p text:style-name="P101">Using unity debug will give us extra information in the inspector.</text:p>
        </text:list-item>
        <text:list-item>
          <text:p text:style-name="P102">Note that integers default to a value of zero.</text:p>
        </text:list-item>
      </text:list>
      <text:p text:style-name="P25"/>
      <text:p text:style-name="P26">20. Enumerating our game states</text:p>
      <text:list xml:id="list5891777406851295461" text:style-name="L15">
        <text:list-item>
          <text:p text:style-name="P103">enumeration will keep track of the level we are on.</text:p>
        </text:list-item>
        <text:list-item>
          <text:p text:style-name="P104">Now after choosing level, the level should start, perhaps ask for users password.</text:p>
        </text:list-item>
        <text:list-item>
          <text:p text:style-name="P104">Right now the game does not know what state it is in. <text:span text:style-name="T7">The three states will be:</text:span></text:p>
          <text:list>
            <text:list-item>
              <text:p text:style-name="P105">Main Menu</text:p>
            </text:list-item>
            <text:list-item>
              <text:p text:style-name="P105">Waiting for Password</text:p>
            </text:list-item>
            <text:list-item>
              <text:p text:style-name="P105">Win Screen</text:p>
            </text:list-item>
          </text:list>
        </text:list-item>
        <text:list-item>
          <text:p text:style-name="P106">Change the game state to change how input is handled.</text:p>
        </text:list-item>
        <text:list-item>
          <text:p text:style-name="P107">Using the enum construct</text:p>
          <text:list>
            <text:list-item>
              <text:p text:style-name="P107">enums group similar items and a fixed list of items</text:p>
            </text:list-item>
          </text:list>
        </text:list-item>
        <text:list-item>
          <text:p text:style-name="P107">how to use</text:p>
          <text:list>
            <text:list-item>
              <text:p text:style-name="P107">define the new type of variable</text:p>
              <text:list>
                <text:list-item>
                  <text:p text:style-name="P107">enum Screen { MainMenu, Password, Win };</text:p>
                </text:list-item>
              </text:list>
            </text:list-item>
            <text:list-item>
              <text:p text:style-name="P108">declare a variable of this new type:</text:p>
              <text:list>
                <text:list-item>
                  <text:p text:style-name="P108">Screen currentScreen;</text:p>
                </text:list-item>
              </text:list>
            </text:list-item>
            <text:list-item>
              <text:p text:style-name="P108">use the new variable:</text:p>
              <text:list>
                <text:list-item>
                  <text:p text:style-name="P108">currentSCreen = Screen.MainMenu;</text:p>
                </text:list-item>
              </text:list>
            </text:list-item>
          </text:list>
        </text:list-item>
        <text:list-item>
          <text:p text:style-name="P109">We have just created a new type, Screen. </text:p>
        </text:list-item>
      </text:list>
      <text:p text:style-name="P27"/>
      <text:p text:style-name="P27">21. refactoring our code</text:p>
      <text:list xml:id="list6154371747871753450" text:style-name="L16">
        <text:list-item>
          <text:p text:style-name="P110">we are in the password state, but changes as of yet. But first, lets make code readable.</text:p>
          <text:list>
            <text:list-item>
              <text:p text:style-name="P110">First, we should always be able to get to main menu</text:p>
            </text:list-item>
            <text:list-item>
              <text:p text:style-name="P111">the more we code, the more we change, the more bugs we introduce, and the dirtier the code gets.</text:p>
            </text:list-item>
            <text:list-item>
              <text:p text:style-name="P112">When to refactor</text:p>
              <text:list>
                <text:list-item>
                  <text:p text:style-name="P112">when we don't fully understand the code</text:p>
                </text:list-item>
                <text:list-item>
                  <text:p text:style-name="P112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5436887215104733889" text:style-name="L17">
        <text:list-item>
          <text:p text:style-name="P113">bug fix – on returning to main menu, set currentScreen mack to main menu</text:p>
        </text:list-item>
        <text:list-item>
          <text:p text:style-name="P114">get basic passwords working.</text:p>
          <text:list>
            <text:list-item>
              <text:p text:style-name="P115">Back up first! By zipping a version of this folder.</text:p>
            </text:list-item>
            <text:list-item>
              <text:p text:style-name="P116">Delete library before doing so to save space.</text:p>
            </text:list-item>
          </text:list>
        </text:list-item>
        <text:list-item>
          <text:p text:style-name="P117"><text:soft-page-break/>Add passwords and check if user input matches.</text:p>
        </text:list-item>
        <text:list-item>
          <text:p text:style-name="P118">Write a checkpassword method that takes an input</text:p>
          <text:list>
            <text:list-item>
              <text:p text:style-name="P118">if the input == password do something</text:p>
              <text:list>
                <text:list-item>
                  <text:p text:style-name="P118">initialize a member variable named password, and set it after level 1 is set in run main menu.</text:p>
                </text:list-item>
                <text:list-item>
                  <text:p text:style-name="P118">Then terminal write line well done</text:p>
                </text:list-item>
                <text:list-item>
                  <text:p text:style-name="P118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3757221905004475804" text:style-name="L18">
        <text:list-item>
          <text:p text:style-name="P119">declaring arrays</text:p>
          <text:list>
            <text:list-item>
              <text:p text:style-name="P119">string[] names = {“bill', 'ted'};</text:p>
            </text:list-item>
          </text:list>
        </text:list-item>
        <text:list-item>
          <text:p text:style-name="P120">hard code a member array named levle1Password = {my level one passwords}</text:p>
        </text:list-item>
        <text:list-item>
          <text:p text:style-name="P120">in RunMainMenu set password to level1Password using bracket notation.</text:p>
        </text:list-item>
        <text:list-item>
          <text:p text:style-name="P120">Do the same for level 2</text:p>
        </text:list-item>
      </text:list>
      <text:p text:style-name="P32"/>
      <text:p text:style-name="P32">24. switch vs if</text:p>
      <text:list xml:id="list6392646134724874130" text:style-name="L19">
        <text:list-item>
          <text:p text:style-name="P121">switch is an alternative to if statements</text:p>
        </text:list-item>
        <text:list-item>
          <text:p text:style-name="P122">run main menu is too complicated. </text:p>
          <text:list>
            <text:list-item>
              <text:p text:style-name="P122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22">use int.Parse() to change <text:span text:style-name="T8">var level</text:span> to an integer.</text:p>
            </text:list-item>
            <text:list-item>
              <text:p text:style-name="P122">If (isvalidnumber), then intparse input.</text:p>
            </text:list-item>
          </text:list>
        </text:list-item>
        <text:list-item>
          <text:p text:style-name="P123">Inside startgame</text:p>
          <text:list>
            <text:list-item>
              <text:p text:style-name="P123">clear terminal before asking for password.</text:p>
            </text:list-item>
          </text:list>
        </text:list-item>
        <text:list-item>
          <text:p text:style-name="P124">Switch statements</text:p>
          <text:list>
            <text:list-item>
              <text:p text:style-name="P124">equivalent to if statements.</text:p>
            </text:list-item>
            <text:list-item>
              <text:p text:style-name="P124">String name == “007”;</text:p>
            </text:list-item>
            <text:list-item>
              <text:p text:style-name="P124">switch (name) {</text:p>
              <text:list>
                <text:list-item>
                  <text:p text:style-name="P124">case “007”:</text:p>
                  <text:list>
                    <text:list-item>
                      <text:p text:style-name="P124">print (“something”);</text:p>
                    </text:list-item>
                    <text:list-item>
                      <text:p text:style-name="P124">break;</text:p>
                    </text:list-item>
                  </text:list>
                </text:list-item>
                <text:list-item>
                  <text:p text:style-name="P124">case “the queen”:</text:p>
                  <text:list>
                    <text:list-item>
                      <text:p text:style-name="P124">print(“good afternoon”);</text:p>
                    </text:list-item>
                    <text:list-item>
                      <text:p text:style-name="P124">break;</text:p>
                    </text:list-item>
                  </text:list>
                </text:list-item>
                <text:list-item>
                  <text:p text:style-name="P124">case “not the queen”:</text:p>
                  <text:list>
                    <text:list-item>
                      <text:p text:style-name="P124">print(“begone”);</text:p>
                    </text:list-item>
                    <text:list-item>
                      <text:p text:style-name="P124">break;</text:p>
                    </text:list-item>
                  </text:list>
                </text:list-item>
                <text:list-item>
                  <text:p text:style-name="P124">default:</text:p>
                  <text:list>
                    <text:list-item>
                      <text:p text:style-name="P124">Debug.LogError(“I don't know you!”);</text:p>
                    </text:list-item>
                    <text:list-item>
                      <text:p text:style-name="P124">break;</text:p>
                    </text:list-item>
                  </text:list>
                </text:list-item>
                <text:list-item>
                  <text:p text:style-name="P124">}</text:p>
                </text:list-item>
              </text:list>
            </text:list-item>
          </text:list>
        </text:list-item>
        <text:list-item>
          <text:p text:style-name="P125">when to use if:</text:p>
          <text:list>
            <text:list-item>
              <text:p text:style-name="P125">use if when asking logical questions</text:p>
            </text:list-item>
            <text:list-item>
              <text:p text:style-name="P125">use if if order matters</text:p>
            </text:list-item>
          </text:list>
        </text:list-item>
        <text:list-item>
          <text:p text:style-name="P125">consider switch:</text:p>
          <text:list>
            <text:list-item>
              <text:p text:style-name="P125">switch when comparing values</text:p>
            </text:list-item>
            <text:list-item>
              <text:p text:style-name="P125">switch prevents repeating yourself DRY</text:p>
            </text:list-item>
            <text:list-item>
              <text:p text:style-name="P125">order doesn't matter</text:p>
            </text:list-item>
            <text:list-item>
              <text:p text:style-name="P125">don't forget the breaks!</text:p>
            </text:list-item>
          </text:list>
        </text:list-item>
        <text:list-item>
          <text:p text:style-name="P126">Use switch in start game,the cases will be the value of level.</text:p>
          <text:list>
            <text:list-item>
              <text:p text:style-name="P126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9030777879201160629" text:style-name="L20">
        <text:list-item>
          <text:p text:style-name="P127">choose a random password from the arrays. <text:span text:style-name="T10">Get the number range from the arrays using:</text:span></text:p>
          <text:list>
            <text:list-item>
              <text:p text:style-name="P128"><text:soft-page-break/>array.length – returns an integer.</text:p>
            </text:list-item>
          </text:list>
        </text:list-item>
        <text:list-item>
          <text:p text:style-name="P129">Random.Range(min,max);</text:p>
          <text:list>
            <text:list-item>
              <text:p text:style-name="P129">includes min, max is excluded.</text:p>
            </text:list-item>
            <text:list-item>
              <text:p text:style-name="P129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367030827527238261" text:style-name="L21">
        <text:list-item>
          <text:p text:style-name="P130">ASCII (asky-eye)</text:p>
          <text:list>
            <text:list-item>
              <text:p text:style-name="P130">uses simple characters to draw something</text:p>
            </text:list-item>
          </text:list>
        </text:list-item>
        <text:list-item>
          <text:p text:style-name="P130">new method – DisplayWinSCreen()</text:p>
          <text:list>
            <text:list-item>
              <text:p text:style-name="P130">set currentScreen to Screen.Win</text:p>
            </text:list-item>
            <text:list-item>
              <text:p text:style-name="P130">write to terminal – 'Wll Done”</text:p>
            </text:list-item>
            <text:list-item>
              <text:p text:style-name="P130">call ShowLevelReward()</text:p>
            </text:list-item>
          </text:list>
        </text:list-item>
        <text:list-item>
          <text:p text:style-name="P130">ShowLevelReward()</text:p>
          <text:list>
            <text:list-item>
              <text:p text:style-name="P130">use switch statement to check level Variable and give rewards</text:p>
              <text:list>
                <text:list-item>
                  <text:p text:style-name="P130">case 1 - “have a book'</text:p>
                </text:list-item>
              </text:list>
            </text:list-item>
          </text:list>
        </text:list-item>
        <text:list-item>
          <text:p text:style-name="P130">using ASCII art</text:p>
          <text:list>
            <text:list-item>
              <text:p text:style-name="P130">use the @ before quotes when writing a line.</text:p>
            </text:list-item>
            <text:list-item>
              <text:p text:style-name="P130">Terminal.WriteLine(@”</text:p>
            </text:list-item>
            <text:list-item>
              <text:p text:style-name="P130"><text:s text:c="2"/>______</text:p>
            </text:list-item>
            <text:list-item>
              <text:p text:style-name="P130"><text:s/>/_____/</text:p>
            </text:list-item>
            <text:list-item>
              <text:p text:style-name="P130">(_____/</text:p>
            </text:list-item>
            <text:list-item>
              <text:p text:style-name="P130">”);</text:p>
            </text:list-item>
            <text:list-item>
              <text:p text:style-name="P130">Draw inbetweeen the quote</text:p>
            </text:list-item>
          </text:list>
        </text:list-item>
      </text:list>
      <text:p text:style-name="P37"/>
      <text:p text:style-name="P38">29. Integration challenge.</text:p>
      <text:list xml:id="list3265798646690095560" text:style-name="L22">
        <text:list-item>
          <text:p text:style-name="P131">Give the player a hint</text:p>
          <text:list>
            <text:list-item>
              <text:p text:style-name="P132">within StartGame()</text:p>
              <text:list>
                <text:list-item>
                  <text:p text:style-name="P132">concatenate + password.Anagram() to the last writeLine code. This is a provided function that will shuffle the letters in the password.</text:p>
                </text:list-item>
                <text:list-item>
                  <text:p text:style-name="P133">Modify code to ask for password again.</text:p>
                </text:list-item>
                <text:list-item>
                  <text:p text:style-name="P133">Rename StartGame to AskForPassword</text:p>
                  <text:list>
                    <text:list-item>
                      <text:p text:style-name="P133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clean your code</text:p>
          <text:list>
            <text:list-item>
              <text:p text:style-name="P134">each function should do only one thing</text:p>
            </text:list-item>
            <text:list-item>
              <text:p text:style-name="P134">remind user that you can type menu at any time</text:p>
            </text:list-item>
            <text:list-item>
              <text:p text:style-name="P134">DRY</text:p>
            </text:list-item>
          </text:list>
        </text:list-item>
        <text:list-item>
          <text:p text:style-name="P135">constants const<text:tab/></text:p>
          <text:list>
            <text:list-item>
              <text:p text:style-name="P135">use const when a value doesn't change during runtime.</text:p>
            </text:list-item>
            <text:list-item>
              <text:p text:style-name="P135">Const is faster to run and easier to read</text:p>
            </text:list-item>
            <text:list-item>
              <text:p text:style-name="P135">example</text:p>
              <text:list>
                <text:list-item>
                  <text:p text:style-name="P135">const int startingLives = 3;</text:p>
                </text:list-item>
              </text:list>
            </text:list-item>
          </text:list>
        </text:list-item>
        <text:list-item>
          <text:p text:style-name="P136">add level 3</text:p>
          <text:list>
            <text:list-item>
              <text:p text:style-name="P137">fix case 3 winSCreen</text:p>
            </text:list-item>
          </text:list>
        </text:list-item>
      </text:list>
      <text:p text:style-name="P39"/>
      <text:p text:style-name="P40">30. instructor hangout </text:p>
      <text:list xml:id="list997089936813197587" text:style-name="L23">
        <text:list-item>
          <text:p text:style-name="P138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4865506415925673482" text:style-name="L24">
        <text:list-item>
          <text:p text:style-name="P139">file&gt;build settings&gt; add open scenes</text:p>
        </text:list-item>
        <text:list-item>
          <text:p text:style-name="P139">choose webGL – web graphics library</text:p>
        </text:list-item>
        <text:list-item>
          <text:p text:style-name="P139">save.</text:p>
        </text:list-item>
        <text:list-item>
          <text:p text:style-name="P140">Sharemygame.com – share it here.</text:p>
          <text:list>
            <text:list-item>
              <text:p text:style-name="P141">Compress the hacker folder in a zip, upload it to their server,</text:p>
            </text:list-item>
            <text:list-item>
              <text:p text:style-name="P141">free hosting for 30 days.</text:p>
            </text:list-item>
          </text:list>
        </text:list-item>
        <text:list-item>
          <text:p text:style-name="P141"><text:soft-page-break/>Playtesting 101</text:p>
          <text:list>
            <text:list-item>
              <text:p text:style-name="P141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5798251067472895689" text:style-name="L25">
        <text:list-item>
          <text:p text:style-name="P142">take action on the criticism</text:p>
        </text:list-item>
        <text:list-item>
          <text:p text:style-name="P143">be careful with menus, give people what they expect.</text:p>
        </text:list-item>
        <text:list-item>
          <text:p text:style-name="P144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6643694060465662522" text:style-name="L26">
        <text:list-item>
          <text:p text:style-name="P145">a lot of unity specific c#</text:p>
        </text:list-item>
      </text:list>
      <text:p text:style-name="P47"/>
      <text:p text:style-name="P48">35. project boost game design</text:p>
      <text:list xml:id="list6529393852987286374" text:style-name="L27">
        <text:list-item>
          <text:p text:style-name="P146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47">MVP = minimal viable product</text:p>
        </text:list-item>
        <text:list-item>
          <text:p text:style-name="P147">core mechanic</text:p>
          <text:list>
            <text:list-item>
              <text:p text:style-name="P147">fly spaceship without running out of fuel.</text:p>
            </text:list-item>
          </text:list>
        </text:list-item>
        <text:list-item>
          <text:p text:style-name="P147">Build at 16:9 aspect ration to fit on most phones.</text:p>
        </text:list-item>
        <text:list-item>
          <text:p text:style-name="P148">Game theme</text:p>
          <text:list>
            <text:list-item>
              <text:p text:style-name="P148">experimental spacecraft</text:p>
            </text:list-item>
            <text:list-item>
              <text:p text:style-name="P148">unknown planet, trying to escape the planet.</text:p>
            </text:list-item>
            <text:list-item>
              <text:p text:style-name="P148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1742022754976691533" text:style-name="L28">
        <text:list-item>
          <text:p text:style-name="P149">think layers, the core of <text:s/>the onion has outer layers</text:p>
        </text:list-item>
        <text:list-item>
          <text:p text:style-name="P149">the core in the most important feature. </text:p>
        </text:list-item>
        <text:list-item>
          <text:p text:style-name="P149">Layer surounding that is the second most important, the third layer is the third most important, etc</text:p>
        </text:list-item>
        <text:list-item>
          <text:p text:style-name="P149">each layer must make the core better!</text:p>
        </text:list-item>
        <text:list-item>
          <text:p text:style-name="P150">What is our core?</text:p>
          <text:list>
            <text:list-item>
              <text:p text:style-name="P150">Sketch the onion design for the project boost game.</text:p>
            </text:list-item>
            <text:list-item>
              <text:p text:style-name="P151">Movement is there core, my core of piloting matches!</text:p>
            </text:list-item>
            <text:list-item>
              <text:p text:style-name="P152">World collision is their first layer, mine was landing</text:p>
            </text:list-item>
            <text:list-item>
              <text:p text:style-name="P152">fuel mechanic is their third, mine is too.</text:p>
            </text:list-item>
            <text:list-item>
              <text:p text:style-name="P152">My fourth was crashes, they did not have them.</text:p>
            </text:list-item>
          </text:list>
        </text:list-item>
        <text:list-item>
          <text:p text:style-name="P152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3452267997087483773" text:style-name="L29">
        <text:list-item>
          <text:p text:style-name="P153">using “source tree” GUI. Version control simply records our history.</text:p>
        </text:list-item>
        <text:list-item>
          <text:p text:style-name="P153">We will use GIT, <text:span text:style-name="T15">I could use github desktop if needed.</text:span></text:p>
        </text:list-item>
        <text:list-item>
          <text:p text:style-name="P154">GitKraken supports linux</text:p>
        </text:list-item>
        <text:list-item>
          <text:p text:style-name="P155">create a new 3d project, 3_project_boost</text:p>
        </text:list-item>
        <text:list-item>
          <text:p text:style-name="P156">now initialize the new project folder</text:p>
        </text:list-item>
      </text:list>
      <text:p text:style-name="P52"/>
      <text:p text:style-name="P53">38. add unity. .gitignore</text:p>
      <text:list xml:id="list2698111262603444032" text:style-name="L30">
        <text:list-item>
          <text:p text:style-name="P157">we do not want to store derived, or cacheable data. IE the library folder</text:p>
        </text:list-item>
        <text:list-item>
          <text:p text:style-name="P158">cache is local storage</text:p>
        </text:list-item>
        <text:list-item>
          <text:p text:style-name="P158">find out how to .gitignore the Library folder. <text:span text:style-name="T17">We only want to save the core requirements of the game, not the local cache.</text:span></text:p>
        </text:list-item>
        <text:list-item>
          <text:p text:style-name="P159">Use Bens link to find ALL the folders that should be ignored.</text:p>
        </text:list-item>
        <text:list-item>
          <text:p text:style-name="P159">Once the gitignore file has what we need inside it, commit the changes.</text:p>
        </text:list-item>
        <text:list-item>
          <text:p text:style-name="P159"><text:soft-page-break/>Now add something, just to save aand look at the changes.</text:p>
        </text:list-item>
        <text:list-item>
          <text:p text:style-name="P160">Makes commits when we have made a significant improvement.</text:p>
        </text:list-item>
        <text:list-item>
          <text:p text:style-name="P161">Git commands</text:p>
          <text:list>
            <text:list-item>
              <text:p text:style-name="P161">$ git diff –words-color <text:s text:c="3"/></text:p>
              <text:list>
                <text:list-item>
                  <text:p text:style-name="P161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62">$ git show </text:p>
              <text:list>
                <text:list-item>
                  <text:p text:style-name="P162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3251238424787573533" text:style-name="L31">
        <text:list-item>
          <text:p text:style-name="P163">We will have a terrain and a launch pad</text:p>
        </text:list-item>
        <text:list-item>
          <text:p text:style-name="P163">Turn it into something great!</text:p>
        </text:list-item>
        <text:list-item>
          <text:p text:style-name="P163">Set up the world as a starting point.</text:p>
        </text:list-item>
        <text:list-item>
          <text:p text:style-name="P164">Notice the axis, <text:span text:style-name="T19">now set </text:span>the orientation</text:p>
          <text:list>
            <text:list-item>
              <text:p text:style-name="P164">x axis is right, put it right</text:p>
            </text:list-item>
            <text:list-item>
              <text:p text:style-name="P164">y axis is up, put it up</text:p>
            </text:list-item>
            <text:list-item>
              <text:p text:style-name="P164">z axis is forward, put it forward, or, away from us</text:p>
            </text:list-item>
          </text:list>
        </text:list-item>
        <text:list-item>
          <text:p text:style-name="P164">Name the scene level 1</text:p>
        </text:list-item>
        <text:list-item>
          <text:p text:style-name="P164">create the launchpad, a new cube, reset its origin.</text:p>
          <text:list>
            <text:list-item>
              <text:p text:style-name="P164">Adjust its scale to x=2 y=1 z=2, <text:span text:style-name="T20">note these units are actually meters.</text:span></text:p>
            </text:list-item>
            <text:list-item>
              <text:p text:style-name="P164">make it a prefab!</text:p>
            </text:list-item>
          </text:list>
        </text:list-item>
        <text:list-item>
          <text:p text:style-name="P164">Create Terrain, a new cube, reset origin</text:p>
          <text:list>
            <text:list-item>
              <text:p text:style-name="P164">scale it: x=100, y= 30 z=1, move it down 15</text:p>
              <text:list>
                <text:list-item>
                  <text:p text:style-name="P165">100 units wide, by 30 high</text:p>
                </text:list-item>
                <text:list-item>
                  <text:p text:style-name="P165">Move it down, make the top of the terrain y=0</text:p>
                </text:list-item>
              </text:list>
            </text:list-item>
            <text:list-item>
              <text:p text:style-name="P165">paint by numbers trick</text:p>
              <text:list>
                <text:list-item>
                  <text:p text:style-name="P165">right click assets create&gt;Material – <text:span text:style-name="T20">named it Earth</text:span></text:p>
                </text:list-item>
                <text:list-item>
                  <text:p text:style-name="P166">change albedo in inspector – choose an earth color.</text:p>
                  <text:list>
                    <text:list-item>
                      <text:p text:style-name="P166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167">Give terrain depth of 30, than prefab it</text:p>
            </text:list-item>
            <text:list-item>
              <text:p text:style-name="P167">check it out in the game scene</text:p>
            </text:list-item>
          </text:list>
        </text:list-item>
        <text:list-item>
          <text:p text:style-name="P167">grab the camera and pull it back a bit. Lift it up and rotate it down. We want to see the launchpad on the terrain.</text:p>
          <text:list>
            <text:list-item>
              <text:p text:style-name="P167">We can fix the camera at 0,2,-20 coordinates.</text:p>
            </text:list-item>
          </text:list>
        </text:list-item>
        <text:list-item>
          <text:p text:style-name="P167">We will start the spaceship above the launchpad.</text:p>
        </text:list-item>
        <text:list-item>
          <text:p text:style-name="P167">Lets move the light source out of the way. Its location does not matter.</text:p>
        </text:list-item>
      </text:list>
      <text:p text:style-name="P55"/>
      <text:p text:style-name="P56">40. placeholder art from primitives.</text:p>
      <text:list xml:id="list2433407604666385403" text:style-name="L32">
        <text:list-item>
          <text:p text:style-name="P168">Build the rocket, <text:span text:style-name="T21">setting up compound objects</text:span></text:p>
        </text:list-item>
        <text:list-item>
          <text:p text:style-name="P169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170">create a cube, reset transform, called Rocket Body, make it a child of the ship <text:span text:style-name="T23">(top level object).</text:span> </text:p>
          <text:list>
            <text:list-item>
              <text:p text:style-name="P170">scale y to 3 units.</text:p>
            </text:list-item>
          </text:list>
        </text:list-item>
        <text:list-item>
          <text:p text:style-name="P170">Create material called Ship Metal, make it gun metal grey, apply it to rocket body.</text:p>
        </text:list-item>
        <text:list-item>
          <text:p text:style-name="P170">Note on Meshes</text:p>
          <text:list>
            <text:list-item>
              <text:p text:style-name="P170">when making compound objects, keep the mesh away from the parent object, only it apply it to the children.</text:p>
            </text:list-item>
            <text:list-item>
              <text:p text:style-name="P170">In this case, it should be on the rocket body, not the rocket ship.</text:p>
            </text:list-item>
          </text:list>
        </text:list-item>
        <text:list-item>
          <text:p text:style-name="P171">Top level rocket ship should have a scale of 1,1,1</text:p>
        </text:list-item>
        <text:list-item>
          <text:p text:style-name="P172">notes on pivots</text:p>
          <text:list>
            <text:list-item>
              <text:p text:style-name="P172">if we change the object from pivot to center, it will change the axis that the object rotates around</text:p>
            </text:list-item>
          </text:list>
        </text:list-item>
        <text:list-item>
          <text:p text:style-name="P173">duplicate the rocket body and name it : Starboard Booster</text:p>
          <text:list>
            <text:list-item>
              <text:p text:style-name="P173">scale it down to look like a booster</text:p>
            </text:list-item>
            <text:list-item>
              <text:p text:style-name="P173"><text:soft-page-break/>hold ctrl-shft while in translate mode, the object will snap to the side of the rocket.</text:p>
            </text:list-item>
          </text:list>
        </text:list-item>
        <text:list-item>
          <text:p text:style-name="P174">Duplicate the booster, name it port booster. Move it as needed.</text:p>
        </text:list-item>
        <text:list-item>
          <text:p text:style-name="P175">If the ship does not pivot correctly, select all the childed objects, move them towards the pivot, then move the top level object (Rocket Ship) the direction you need it.</text:p>
        </text:list-item>
        <text:list-item>
          <text:p text:style-name="P176">Does it rotate and <text:s/>scale correctly.</text:p>
        </text:list-item>
        <text:list-item>
          <text:p text:style-name="P176">Prefab the Rocket ship</text:p>
          <text:list>
            <text:list-item>
              <text:p text:style-name="P177">when dragging the prefab on the scene, pivot and center mode will do different things</text:p>
            </text:list-item>
          </text:list>
        </text:list-item>
        <text:list-item>
          <text:p text:style-name="P177">Color the ship. Make sure it pivots correctly when in pivot mode.</text:p>
        </text:list-item>
      </text:list>
      <text:p text:style-name="P57"/>
      <text:p text:style-name="P58">41. Basic input binding</text:p>
      <text:list xml:id="list7617888642230142851" text:style-name="L33">
        <text:list-item>
          <text:p text:style-name="P178">how to access keyboard input</text:p>
        </text:list-item>
        <text:list-item>
          <text:p text:style-name="P179">select rocket ship</text:p>
          <text:list>
            <text:list-item>
              <text:p text:style-name="P179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180">Make the rocket fly</text:p>
          <text:list>
            <text:list-item>
              <text:p text:style-name="P180">go to the top level parent of the rocket</text:p>
              <text:list>
                <text:list-item>
                  <text:p text:style-name="P181">always attach the behaivor to the top level object</text:p>
                </text:list-item>
              </text:list>
            </text:list-item>
            <text:list-item>
              <text:p text:style-name="P181">add a Rocket.cs script</text:p>
              <text:list>
                <text:list-item>
                  <text:p text:style-name="P182">bind spacebar to the rocket on the thruster.</text:p>
                </text:list-item>
                <text:list-item>
                  <text:p text:style-name="P182">Print update to find how many frames per second. Or use stats in the game scene while playing to see the fps.</text:p>
                </text:list-item>
                <text:list-item>
                  <text:p text:style-name="P182">In Update()</text:p>
                  <text:list>
                    <text:list-item>
                      <text:p text:style-name="P182">call ProcessInput();</text:p>
                      <text:list>
                        <text:list-item>
                          <text:p text:style-name="P182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183">If Input.getKey(KeyCode.Space)</text:p>
                          <text:list>
                            <text:list-item>
                              <text:p text:style-name="P183">print space pressed.</text:p>
                            </text:list-item>
                          </text:list>
                        </text:list-item>
                        <text:list-item>
                          <text:p text:style-name="P184">Create rotation key</text:p>
                          <text:list>
                            <text:list-item>
                              <text:p text:style-name="P185">“A” <text:span text:style-name="T27">prints </text:span>rotates left</text:p>
                            </text:list-item>
                            <text:list-item>
                              <text:p text:style-name="P185">“D” rotates right</text:p>
                            </text:list-item>
                            <text:list-item>
                              <text:p text:style-name="P185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3625962942155598027" text:style-name="L34">
        <text:list-item>
          <text:p text:style-name="P186">applying thrust and flying</text:p>
        </text:list-item>
        <text:list-item>
          <text:p text:style-name="P187">inside the rocket script</text:p>
          <text:list>
            <text:list-item>
              <text:p text:style-name="P187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188">of type Rigidbody named rigidBody.</text:p>
                </text:list-item>
                <text:list-item>
                  <text:p text:style-name="P188">Call it somewhere.</text:p>
                  <text:list>
                    <text:list-item>
                      <text:p text:style-name="P188">Inside Start()</text:p>
                      <text:list>
                        <text:list-item>
                          <text:p text:style-name="P188">set rigidBody var to GetComponent&lt;Rigidbody&gt;()</text:p>
                        </text:list-item>
                        <text:list-item>
                          <text:p text:style-name="P188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9">Using dot notation, add force to rigidBody</text:p>
              <text:list>
                <text:list-item>
                  <text:p text:style-name="P189">rigidBody.AddRelativeForce(<text:span text:style-name="T29">Vector3.up</text:span>);</text:p>
                </text:list-item>
                <text:list-item>
                  <text:p text:style-name="P190">make suer we are in locak coordinates.</text:p>
                </text:list-item>
                <text:list-item>
                  <text:p text:style-name="P190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1203175274436783406" text:style-name="L35">
        <text:list-item>
          <text:p text:style-name="P191">frame rate independence</text:p>
        </text:list-item>
        <text:list-item>
          <text:p text:style-name="P191">Time.deltaTime <text:span text:style-name="T30">tells</text:span> us last frame time. It is a predictor of current frame time</text:p>
        </text:list-item>
        <text:list-item>
          <text:p text:style-name="P191">longer frames lead to more movement.</text:p>
        </text:list-item>
        <text:list-item>
          <text:p text:style-name="P191">Shorter frame lead to less movement</text:p>
        </text:list-item>
        <text:list-item>
          <text:p text:style-name="P192">in hacker.cs</text:p>
          <text:list>
            <text:list-item>
              <text:p text:style-name="P193">we want to rotate the rocket ship along the z axis.</text:p>
            </text:list-item>
            <text:list-item>
              <text:p text:style-name="P194">We can access its transform directly:</text:p>
              <text:list>
                <text:list-item>
                  <text:p text:style-name="P194">transform.Rotate(Vector3.forward); //for the a key.</text:p>
                  <text:list>
                    <text:list-item>
                      <text:p text:style-name="P194">note that forward is in relation to the z axis, it will actually be left or right.</text:p>
                    </text:list-item>
                  </text:list>
                </text:list-item>
                <text:list-item>
                  <text:p text:style-name="P195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1460196520447468518" text:style-name="L36">
        <text:list-item>
          <text:p text:style-name="P196"><text:s/>add box colliders to prevent rocket from falling over</text:p>
          <text:p text:style-name="P196"/>
        </text:list-item>
      </text:list>
      <text:p text:style-name="P65">46. adding a touch of audio</text:p>
      <text:list xml:id="list5681232673287628248" text:style-name="L37">
        <text:list-item>
          <text:p text:style-name="P197">audio sources – <text:span text:style-name="T31">on the main camera there is an audio listener</text:span></text:p>
          <text:list>
            <text:list-item>
              <text:p text:style-name="P198">at least one listener is needed.</text:p>
            </text:list-item>
          </text:list>
        </text:list-item>
        <text:list-item>
          <text:p text:style-name="P198">rocketship&gt;add component&gt;audioSOurce</text:p>
          <text:list>
            <text:list-item>
              <text:p text:style-name="P199">defaults to 2d sound.</text:p>
            </text:list-item>
            <text:list-item>
              <text:p text:style-name="P199">Attach an .ogg, .wav. .mp3 file to connect it to sound,</text:p>
            </text:list-item>
            <text:list-item>
              <text:p text:style-name="P199">find free sound at freesound.org</text:p>
              <text:list>
                <text:list-item>
                  <text:p text:style-name="P199">creative commons, zero license.</text:p>
                </text:list-item>
              </text:list>
            </text:list-item>
            <text:list-item>
              <text:p text:style-name="P199">Or pull from file sources. Put it in assets folder. Unity turns it into a sound clip.</text:p>
            </text:list-item>
            <text:list-item>
              <text:p text:style-name="P199">Our assets should be much smaller than 100mb.</text:p>
            </text:list-item>
          </text:list>
        </text:list-item>
        <text:list-item>
          <text:p text:style-name="P199">Attach the audio asset to the audioSource</text:p>
          <text:list>
            <text:list-item>
              <text:p text:style-name="P200">if play on awake checked, sound when play when game is started. <text:span text:style-name="T32">Play with pitch and volume.</text:span></text:p>
            </text:list-item>
            <text:list-item>
              <text:p text:style-name="P201">Apply changes to rocketShip prefab.</text:p>
            </text:list-item>
          </text:list>
        </text:list-item>
        <text:list-item>
          <text:p text:style-name="P202">Audacity is great for making our own sounds</text:p>
        </text:list-item>
        <text:list-item>
          <text:p text:style-name="P203">turn off play on awak</text:p>
        </text:list-item>
        <text:list-item>
          <text:p text:style-name="P203">in hacker.cs</text:p>
          <text:list>
            <text:list-item>
              <text:p text:style-name="P203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5254168963232933377" text:style-name="L38">
        <text:list-item>
          <text:p text:style-name="P204">“<text:span text:style-name="T33">don't patch over problems”</text:span></text:p>
        </text:list-item>
        <text:list-item>
          <text:p text:style-name="P205">make a new thrust method, call it from within update</text:p>
        </text:list-item>
        <text:list-item>
          <text:p text:style-name="P206">make a new Rotate method as well.</text:p>
        </text:list-item>
        <text:list-item>
          <text:p text:style-name="P207">Duplicate the launch pad, move it away. This will be for landing.</text:p>
        </text:list-item>
        <text:list-item>
          <text:p text:style-name="P208">Freeze the z and position and rotation in the inspector. This will stop the ship from from moving forward and aft.</text:p>
          <text:list>
            <text:list-item>
              <text:p text:style-name="P208">Note that objects will still cause the ship to spin on these axis.</text:p>
              <text:list>
                <text:list-item>
                  <text:p text:style-name="P209">Call freezeRotation on the rigidbody to stop this. Do this within the rotate method.</text:p>
                  <text:list>
                    <text:list-item>
                      <text:p text:style-name="P210">RigidBody.freezeRotation = true;</text:p>
                    </text:list-item>
                  </text:list>
                </text:list-item>
              </text:list>
            </text:list-item>
            <text:list-item>
              <text:p text:style-name="P211">set freezeRotation to true at the beginning of the Rotation method,</text:p>
              <text:list>
                <text:list-item>
                  <text:p text:style-name="P211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12">Setting drag.</text:p>
          <text:list>
            <text:list-item>
              <text:p text:style-name="P212">We can add drag to slow the momentum of the ship after releasing boost</text:p>
            </text:list-item>
          </text:list>
        </text:list-item>
      </text:list>
      <text:p text:style-name="P68"/>
      <text:p text:style-name="P69">48 . using serializeField vs public</text:p>
      <text:list xml:id="list1603153030949525135" text:style-name="L39">
        <text:list-item>
          <text:p text:style-name="P213">ship doesn't rotate fast enough</text:p>
        </text:list-item>
        <text:list-item>
          <text:p text:style-name="P213"><text:soft-page-break/>lets make it possible to choose thrust value</text:p>
        </text:list-item>
        <text:list-item>
          <text:p text:style-name="P213">notes on Vector</text:p>
          <text:list>
            <text:list-item>
              <text:p text:style-name="P213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13">Within Rotate() method</text:p>
          <text:list>
            <text:list-item>
              <text:p text:style-name="P213">need rcsThrust var, float set to 10. don't forget the f. </text:p>
            </text:list-item>
            <text:list-item>
              <text:p text:style-name="P213">float <text:span text:style-name="T34">rotationThisFrame</text:span> = rcsThrust * Time.deltaTime;</text:p>
              <text:list>
                <text:list-item>
                  <text:p text:style-name="P213">delta time makes this calculation frame speed independent.</text:p>
                </text:list-item>
                <text:list-item>
                  <text:p text:style-name="P214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15">make the rcsThrust viewable from the unity editor.</text:p>
          <text:list>
            <text:list-item>
              <text:p text:style-name="P216">Make it a member variable.</text:p>
            </text:list-item>
            <text:list-item>
              <text:p text:style-name="P217">Two ways of making it available</text:p>
              <text:list>
                <text:list-item>
                  <text:p text:style-name="P217">SerializedField and public</text:p>
                  <text:list>
                    <text:list-item>
                      <text:p text:style-name="P217">serialized field will allow it to be changed from the inspector only, other scripts will not have access to it.</text:p>
                      <text:list>
                        <text:list-item>
                          <text:p text:style-name="P217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17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18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19">Create a mainThrust that is accessable <text:span text:style-name="T38">from unity and affects strength of thrust.</text:span></text:p>
        </text:list-item>
      </text:list>
      <text:p text:style-name="P70"/>
      <text:p text:style-name="P71">49 Tagging game objects as friendly</text:p>
      <text:list xml:id="list8212815162488143171" text:style-name="L40">
        <text:list-item>
          <text:p text:style-name="P220">use tagging to let unity know what is okay to hit, and what will kill yourself</text:p>
        </text:list-item>
        <text:list-item>
          <text:p text:style-name="P220">tags are at the top of inspector</text:p>
        </text:list-item>
        <text:list-item>
          <text:p text:style-name="P220">add Friendly tag</text:p>
          <text:list>
            <text:list-item>
              <text:p text:style-name="P220">only one tag allowed per object, can be referenced in script.</text:p>
            </text:list-item>
            <text:list-item>
              <text:p text:style-name="P226">We can use tags for other things as well, like fuel.</text:p>
            </text:list-item>
          </text:list>
        </text:list-item>
        <text:list-item>
          <text:p text:style-name="P221">In Rocket.cs</text:p>
          <text:list>
            <text:list-item>
              <text:p text:style-name="P221">kill the rocket whenever it hits something that is not friendly.</text:p>
            </text:list-item>
            <text:list-item>
              <text:p text:style-name="P222">Use OnCollisionEnter() to detect hits</text:p>
              <text:list>
                <text:list-item>
                  <text:p text:style-name="P222">print a message to see if it is working, <text:span text:style-name="T39">then play test</text:span></text:p>
                </text:list-item>
                <text:list-item>
                  <text:p text:style-name="P223">there is a physics collision happenening here</text:p>
                </text:list-item>
              </text:list>
            </text:list-item>
            <text:list-item>
              <text:p text:style-name="P223">inside on collision</text:p>
              <text:list>
                <text:list-item>
                  <text:p text:style-name="P223">use a switch statement to check the tag value on the collision variable</text:p>
                  <text:list>
                    <text:list-item>
                      <text:p text:style-name="P223">collision.gameObject.tag</text:p>
                      <text:list>
                        <text:list-item>
                          <text:p text:style-name="P223">gameObject references the thing we are colliding against</text:p>
                        </text:list-item>
                      </text:list>
                    </text:list-item>
                    <text:list-item>
                      <text:p text:style-name="P224">if friendly do nothing</text:p>
                    </text:list-item>
                    <text:list-item>
                      <text:p text:style-name="P224">else print dead.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p text:style-name="P227">50 basic level design</text:p>
      <text:list xml:id="list6707958734391319278" text:style-name="L41">
        <text:list-item>
          <text:p text:style-name="P228">Create our first level</text:p>
        </text:list-item>
        <text:list-item>
          <text:p text:style-name="P229">tweak the camera to more of the game space </text:p>
        </text:list-item>
        <text:list-item>
          <text:p text:style-name="P229">create some more obstacles and make friendly objects same color as the ship</text:p>
          <text:list>
            <text:list-item>
              <text:p text:style-name="P229">create a material color for the obstacles, maybe red or dangerous</text:p>
            </text:list-item>
          </text:list>
        </text:list-item>
        <text:list-item>
          <text:p text:style-name="P230">move launch pad from the origin to one of the sides. Duplicate it and make a landing pad. Put it on the other side.</text:p>
        </text:list-item>
        <text:list-item>
          <text:p text:style-name="P231">Designing:</text:p>
          <text:list>
            <text:list-item>
              <text:p text:style-name="P231">levels are a series of interesting moments.</text:p>
            </text:list-item>
            <text:list-item>
              <text:p text:style-name="P231">Always refer to game design plan/core: piloting..</text:p>
            </text:list-item>
          </text:list>
        </text:list-item>
        <text:list-item>
          <text:p text:style-name="P232">make a backdrop <text:span text:style-name="T40">with a cube</text:span></text:p>
          <text:list>
            <text:list-item>
              <text:p text:style-name="P233">use R when scaling objects</text:p>
            </text:list-item>
          </text:list>
        </text:list-item>
      </text:list>
      <text:p text:style-name="P234"/>
      <text:p text:style-name="P235">51. design levers and variations</text:p>
      <text:list xml:id="list8699460908423770332" text:style-name="L42">
        <text:list-item>
          <text:p text:style-name="P236">as indie developers</text:p>
          <text:list>
            <text:list-item>
              <text:p text:style-name="P236"><text:soft-page-break/>use what you have before adding new features</text:p>
            </text:list-item>
            <text:list-item>
              <text:p text:style-name="P237">play with the game levers, what happens when they are the wrong direction? Is it fun?</text:p>
              <text:list>
                <text:list-item>
                  <text:p text:style-name="P238">Change gameplay by changing rocket speed, rotation speed, etc</text:p>
                </text:list-item>
                <text:list-item>
                  <text:p text:style-name="P239">gravity, size, lighting, camera, <text:span text:style-name="T41">extra rockets</text:span> etc</text:p>
                </text:list-item>
              </text:list>
            </text:list-item>
          </text:list>
        </text:list-item>
        <text:list-item>
          <text:p text:style-name="P240">go to extremes when we prototype. See what happens</text:p>
        </text:list-item>
      </text:list>
      <text:p text:style-name="P241"/>
      <text:p text:style-name="P242"><text:span text:style-name="T42">52. making a second level </text:span></text:p>
      <text:list xml:id="list4821459255566159022" text:style-name="L43">
        <text:list-item>
          <text:p text:style-name="P243">beautify the level <text:span text:style-name="T44">1</text:span>, <text:span text:style-name="T43">level theme?</text:span></text:p>
        </text:list-item>
        <text:list-item>
          <text:p text:style-name="P244">Duplicate it, name level 2, redesign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11:15:03.841458076</dc:date>
    <meta:editing-duration>P1DT7H12M15S</meta:editing-duration>
    <meta:editing-cycles>238</meta:editing-cycles>
    <meta:generator>LibreOffice/5.0.3.2$Linux_x86 LibreOffice_project/00m0$Build-2</meta:generator>
    <meta:document-statistic meta:table-count="0" meta:image-count="0" meta:object-count="0" meta:page-count="11" meta:paragraph-count="450" meta:word-count="3898" meta:character-count="20273" meta:non-whitespace-character-count="17191"/>
  </office:meta>
</office:document-meta>
</file>